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text:a xlink:href="http://inet.detik.com/telecommunication/d-1417007/awas-hoax-ancaman-pemblokiran-blackberry-messenger--" xlink:type="simple">http://inet.detik.com/telecommunication/d-1417007/awas-hoax-ancaman-pemblokiran-blackberry-messenger--</text:a></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number-rows-repeated="88">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2">00/00/0000</text:date>, <text:time style:data-style-name="N2" text:time-value="13:09:10.9683430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2H55M28S</meta:editing-duration>
    <meta:editing-cycles>11</meta:editing-cycles>
    <meta:generator>LibreOffice/5.4.4.2$Linux_X86_64 LibreOffice_project/2524958677847fb3bb44820e40380acbe820f960</meta:generator>
    <dc:date>2017-12-22T14:38:45.807652811</dc:date>
    <meta:document-statistic meta:table-count="1" meta:cell-count="253" meta:object-count="1"/>
  </office:meta>
</office:document-meta>
</file>